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25cm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style:text-position="super 58%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775cm" svg:x="8.3cm" svg:y="1cm">
          <draw:text-box>
            <text:p><text:span text:style-name="T1">虚数軸</text:span></text:p>
            <text:p><text:span text:style-name="T1">Im[Z]</text:span></text:p>
          </draw:text-box>
        </draw:frame>
        <draw:frame draw:style-name="gr2" draw:text-style-name="P2" draw:layer="layout" svg:width="2.3cm" svg:height="1.65cm" svg:x="8.5cm" svg:y="8.35cm">
          <draw:text-box>
            <text:p><text:span text:style-name="T1">　 </text:span><text:span text:style-name="T1">0</text:span></text:p>
          </draw:text-box>
        </draw:frame>
        <draw:frame draw:style-name="gr1" draw:text-style-name="P1" draw:layer="layout" svg:width="2.7cm" svg:height="1.775cm" svg:x="15.9cm" svg:y="7.8cm">
          <draw:text-box>
            <text:p><text:span text:style-name="T1">Re[Z]</text:span></text:p>
            <text:p><text:span text:style-name="T1">実数軸</text:span></text:p>
          </draw:text-box>
        </draw:frame>
        <draw:line draw:style-name="gr3" draw:text-style-name="P3" draw:layer="layout" svg:x1="9.5cm" svg:y1="2.9cm" svg:x2="9.5cm" svg:y2="13.3cm">
          <text:p/>
        </draw:line>
        <draw:line draw:style-name="gr4" draw:text-style-name="P3" draw:layer="layout" svg:x1="2.4cm" svg:y1="8.3cm" svg:x2="15.8cm" svg:y2="8.3cm">
          <text:p/>
        </draw:line>
        <draw:line draw:style-name="gr5" draw:text-style-name="P3" draw:layer="layout" svg:x1="9.54cm" svg:y1="8.213cm" svg:x2="12.4cm" svg:y2="4.7cm">
          <text:p/>
        </draw:line>
        <draw:line draw:style-name="gr5" draw:text-style-name="P3" draw:layer="layout" svg:x1="9.512cm" svg:y1="8.3cm" svg:x2="6.6cm" svg:y2="11.77cm">
          <text:p/>
        </draw:line>
        <draw:frame draw:style-name="gr2" draw:text-style-name="P2" draw:layer="layout" svg:width="2.3cm" svg:height="1.65cm" svg:x="11.8cm" svg:y="3.85cm">
          <draw:text-box>
            <text:p><text:span text:style-name="T1">　 </text:span><text:span text:style-name="T1">z</text:span></text:p>
          </draw:text-box>
        </draw:frame>
        <draw:line draw:style-name="gr5" draw:text-style-name="P3" draw:layer="layout" svg:x1="9.512cm" svg:y1="8.3cm" svg:x2="6.6cm" svg:y2="11.77cm">
          <text:p/>
        </draw:line>
        <draw:frame draw:style-name="gr2" draw:text-style-name="P2" draw:layer="layout" svg:width="5.1cm" svg:height="1.65cm" svg:x="4.2cm" svg:y="12.05cm">
          <draw:text-box>
            <text:p><text:span text:style-name="T1">　 </text:span><text:span text:style-name="T1">-z = z</text:span><text:span text:style-name="T1">・</text:span><text:span text:style-name="T1">e</text:span><text:span text:style-name="T2">jπ</text:span></text:p>
          </draw:text-box>
        </draw:frame>
        <draw:path draw:style-name="gr4" draw:text-style-name="P3" draw:layer="layout" svg:width="2.179cm" svg:height="4.192cm" draw:transform="rotate (2.41693194816175) translate (8.02006111369244cm 10.0770389644138cm)" svg:viewBox="0 0 2180 4193" svg:d="M201 4190c276 19 547-56 796-163 202-87 386-210 578-313 194-104 324-285 451-455 163-217 158-506 152-763-6-283 12-571-69-850-66-226-114-463-247-665-116-178-210-385-392-508-193-130-420-192-631-295-222-108-471-235-733-150l-106 8">
          <text:p/>
        </draw:path>
        <draw:path draw:style-name="gr4" draw:text-style-name="P3" draw:layer="layout" svg:width="0.667cm" svg:height="0.168cm" draw:transform="rotate (-1.84551115105881) translate (8.21615080086488cm 9.51660045692612cm)" svg:viewBox="0 0 668 169" svg:d="M0 157c241 70 385-190 622-153l46 8">
          <text:p/>
        </draw:path>
        <draw:polyline draw:style-name="gr4" draw:text-style-name="P3" draw:layer="layout" svg:width="0.383cm" svg:height="0.013cm" draw:transform="rotate (0.321664181142555) translate (7.70079008708395cm 10.1923683519834cm)" svg:viewBox="0 0 384 14" draw:points="0,7 222,14 384,0">
          <text:p/>
        </draw:polyline>
        <draw:frame draw:style-name="gr2" draw:text-style-name="P2" draw:layer="layout" svg:width="6.4cm" svg:height="1.65cm" svg:x="2.3cm" svg:y="5.9cm">
          <draw:text-box>
            <text:p><text:span text:style-name="T1">　</text:span><text:span text:style-name="T1">π[rad] </text:span><text:span text:style-name="T1">回転</text:span></text:p>
          </draw:text-box>
        </draw:frame>
        <draw:custom-shape draw:style-name="gr6" draw:text-style-name="P4" draw:layer="layout" svg:width="0.4cm" svg:height="0.5cm" svg:x="12.3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5cm" svg:x="6.3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5-28T12:02:21.312403999</dc:date>
    <meta:editing-duration>PT20M35S</meta:editing-duration>
    <meta:editing-cycles>32</meta:editing-cycles>
    <meta:generator>LibreOffice/5.1.6.2$Linux_X86_64 LibreOffice_project/10m0$Build-2</meta:generator>
    <meta:document-statistic meta:object-count="16"/>
  </office:meta>
</office:document-meta>
</file>